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S10" svg:font-family="CMSS1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f1cfe" officeooo:paragraph-rsid="000f1cfe" fo:background-color="#ffffff"/>
    </style:style>
    <style:style style:name="P2" style:family="paragraph" style:parent-style-name="Standard">
      <style:text-properties officeooo:rsid="00051198" officeooo:paragraph-rsid="00051198"/>
    </style:style>
    <style:style style:name="P3" style:family="paragraph" style:parent-style-name="Standard">
      <style:text-properties officeooo:rsid="000a41b1" officeooo:paragraph-rsid="000a41b1"/>
    </style:style>
    <style:style style:name="P4" style:family="paragraph" style:parent-style-name="Standard">
      <style:text-properties officeooo:rsid="000b45b5" officeooo:paragraph-rsid="000b45b5"/>
    </style:style>
    <style:style style:name="P5" style:family="paragraph" style:parent-style-name="Standard">
      <style:text-properties officeooo:rsid="000ba55c" officeooo:paragraph-rsid="000ba55c"/>
    </style:style>
    <style:style style:name="P6" style:family="paragraph" style:parent-style-name="Standard">
      <style:text-properties officeooo:rsid="000bdfcf" officeooo:paragraph-rsid="000bdfcf"/>
    </style:style>
    <style:style style:name="P7" style:family="paragraph" style:parent-style-name="Standard">
      <style:text-properties officeooo:rsid="000bedfd" officeooo:paragraph-rsid="000bedfd"/>
    </style:style>
    <style:style style:name="P8" style:family="paragraph" style:parent-style-name="Standard">
      <style:text-properties officeooo:rsid="000d2950" officeooo:paragraph-rsid="000d2950"/>
    </style:style>
    <style:style style:name="P9" style:family="paragraph" style:parent-style-name="Standard">
      <style:text-properties officeooo:rsid="000e82fb" officeooo:paragraph-rsid="000e82fb"/>
    </style:style>
    <style:style style:name="P10" style:family="paragraph" style:parent-style-name="Standard">
      <style:text-properties officeooo:rsid="000f1cfe" officeooo:paragraph-rsid="000f1cfe"/>
    </style:style>
    <style:style style:name="P11" style:family="paragraph" style:parent-style-name="Standard">
      <style:text-properties officeooo:rsid="001434f2" officeooo:paragraph-rsid="001434f2"/>
    </style:style>
    <style:style style:name="T1" style:family="text">
      <style:text-properties officeooo:rsid="000701a0"/>
    </style:style>
    <style:style style:name="T2" style:family="text">
      <style:text-properties officeooo:rsid="000f969f"/>
    </style:style>
    <style:style style:name="T3" style:family="text">
      <style:text-properties style:font-name="CMSS10" fo:font-size="11pt"/>
    </style:style>
    <style:style style:name="T4" style:family="text">
      <style:text-properties style:font-name="CMSS10" fo:font-size="10pt"/>
    </style:style>
    <style:style style:name="T5" style:family="text">
      <style:text-properties fo:font-size="11pt"/>
    </style:style>
    <style:style style:name="T6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er JAVA. </text:p>
      <text:p text:style-name="P2">Python est un langage interprété <text:span text:style-name="T1">est un langage qui est compilé à la volée pour être interprété par le système. </text:span></text:p>
      <text:p text:style-name="P2"/>
      <text:p text:style-name="P3">Portabilité de JAVA sur les systèmes. </text:p>
      <text:p text:style-name="P3"/>
      <text:p text:style-name="P4">BaseX permet de gérer la base avec un serveur et d’avoir des administrateurs/utilisateurs etc. </text:p>
      <text:p text:style-name="P5">localhost : 127.0.0.1</text:p>
      <text:p text:style-name="P5"/>
      <text:p text:style-name="P5"/>
      <text:p text:style-name="P6">Xquery. </text:p>
      <text:p text:style-name="P7">Cf le pdf. </text:p>
      <text:p text:style-name="P8">En XSL, le /text() est implicit mais il faut l’expliciter en Xquery. </text:p>
      <text:p text:style-name="P8"/>
      <text:p text:style-name="P9">Les fonctions Xpath (à revoir). </text:p>
      <text:p text:style-name="P9"/>
      <text:p text:style-name="P10">Spécificités de Xquery : concat(), ou « chaine de caractère »|| « chaine 2 » || « <text:span text:style-name="T2">chat »</text:span></text:p>
      <text:p text:style-name="P1"><text:span text:style-name="T3"/></text:p>
      <text:p text:style-name="Standard">Xquery est un langage typé:<text:line-break/>element(), attribute(), text(), comment(), ... xs :string, xs :integer, ... </text:p>
      <text:p text:style-name="Standard">il est donc parfois nécessaire de réaliser des conversions </text:p>
      <text:p text:style-name="Standard">pour afficher des valeurs d’attributs<text:line-break/>pour réaliser des opérations sur les nombres </text:p>
      <text:p text:style-name="Standard"/>
      <text:p text:style-name="P11">Erreur NaN : Not a Numb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SS10" svg:font-family="CMSS1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9:38:22.018683823</meta:creation-date>
    <meta:generator>LibreOffice/5.3.7.2$MacOSX_X86_64 LibreOffice_project/6b8ed514a9f8b44d37a1b96673cbbdd077e24059</meta:generator>
    <dc:date>2019-01-16T11:37:41.928027302</dc:date>
    <meta:editing-duration>PT1H28M10S</meta:editing-duration>
    <meta:editing-cycles>13</meta:editing-cycles>
    <meta:document-statistic meta:table-count="0" meta:image-count="0" meta:object-count="0" meta:page-count="1" meta:paragraph-count="14" meta:word-count="127" meta:character-count="763" meta:non-whitespace-character-count="638"/>
  </office:meta>
</office:document-meta>
</file>